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454000002A029C60C0B.png"/>
  <manifest:file-entry manifest:media-type="image/png" manifest:full-path="Pictures/100000000000013F00000238BE3CEEAF.png"/>
  <manifest:file-entry manifest:media-type="image/png" manifest:full-path="Pictures/1000020100000280000002C646145F0D.png"/>
  <manifest:file-entry manifest:media-type="image/png" manifest:full-path="Pictures/100000000000013F0000023A85E15838.png"/>
  <manifest:file-entry manifest:media-type="image/png" manifest:full-path="Pictures/10000000000001410000023749DAABE3.png"/>
  <manifest:file-entry manifest:media-type="image/png" manifest:full-path="Pictures/100002010000048D0000029D3FAE3ADC.png"/>
  <manifest:file-entry manifest:media-type="image/png" manifest:full-path="Pictures/10000201000001FB000001FC267B5F47.png"/>
  <manifest:file-entry manifest:media-type="image/png" manifest:full-path="Pictures/1000020100000481000004EAA5FA8497.png"/>
  <manifest:file-entry manifest:media-type="image/png" manifest:full-path="Pictures/100000000000013F0000023A0021EA6D.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879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vertical-align="middle" draw:auto-grow-height="false" fo:min-height="0.749cm" fo:min-width="0.499cm"/>
    </style:style>
    <style:style style:name="gr6" style:family="graphic">
      <style:graphic-properties style:protect="size"/>
    </style:style>
    <style:style style:name="pr1" style:family="presentation" style:parent-style-name="標準-notes">
      <style:graphic-properties draw:fill-color="#ffffff" draw:auto-grow-height="true" fo:min-height="13.364cm"/>
    </style:style>
    <style:style style:name="P1" style:family="paragraph">
      <style:text-properties fo:color="#000000" fo:font-family="'M+ 1c bold'" style:font-pitch="variable" fo:font-size="50pt" style:font-family-asian="'M+ 1c bold'" style:font-pitch-asian="variable" style:font-size-asian="50pt" style:font-size-complex="50pt"/>
    </style:style>
    <style:style style:name="P2" style:family="paragraph">
      <style:text-properties fo:font-size="48pt" style:font-size-asian="48pt" style:font-size-complex="48pt"/>
    </style:style>
    <style:style style:name="P3" style:family="paragraph">
      <style:paragraph-properties fo:text-align="center"/>
    </style:style>
    <style:style style:name="P4" style:family="paragraph">
      <style:text-properties fo:font-family="怨霊" style:font-pitch="variable" style:font-family-asian="怨霊" style:font-pitch-asian="variable"/>
    </style:style>
    <style:style style:name="P5" style:family="paragraph">
      <style:text-properties fo:font-family="怨霊" style:font-pitch="variable" fo:font-size="24pt" style:font-family-asian="怨霊" style:font-pitch-asian="variable" style:font-size-asian="24pt" style:font-size-complex="24pt"/>
    </style:style>
    <style:style style:name="P6" style:family="paragraph">
      <style:text-properties fo:font-family="怨霊" style:font-pitch="variable" fo:font-size="26pt" style:font-family-asian="怨霊" style:font-pitch-asian="variable" style:font-size-asian="26pt" style:font-size-complex="26pt"/>
    </style:style>
    <style:style style:name="P7" style:family="paragraph">
      <style:text-properties fo:font-size="26pt" style:font-size-asian="26pt" style:font-size-complex="26pt"/>
    </style:style>
    <style:style style:name="P8" style:family="paragraph">
      <style:text-properties fo:font-size="20pt" style:font-size-asian="20pt" style:font-size-complex="20pt"/>
    </style:style>
    <style:style style:name="T1" style:family="text">
      <style:text-properties fo:color="#000000" fo:font-family="'M+ 1c bold'" style:font-pitch="variable" fo:font-size="50pt" style:font-family-asian="'M+ 1c bold'" style:font-pitch-asian="variable" style:font-size-asian="50pt" style:font-size-complex="50pt"/>
    </style:style>
    <style:style style:name="T2" style:family="text">
      <style:text-properties fo:font-size="48pt" style:font-size-asian="48pt" style:font-size-complex="48pt"/>
    </style:style>
    <style:style style:name="T3" style:family="text">
      <style:text-properties fo:font-family="怨霊" style:font-pitch="variable" fo:font-size="24pt" style:font-family-asian="怨霊" style:font-pitch-asian="variable" style:font-size-asian="24pt" style:font-size-complex="24pt"/>
    </style:style>
    <style:style style:name="T4" style:family="text">
      <style:text-properties fo:font-family="怨霊" style:font-pitch="variable" fo:font-size="26pt" style:font-family-asian="怨霊" style:font-pitch-asian="variable" style:font-size-asian="26pt" style:font-size-complex="26pt"/>
    </style:style>
    <style:style style:name="T5" style:family="text">
      <style:text-properties fo:font-size="20pt" style:font-size-asian="20pt" style:font-size-complex="20pt"/>
    </style:style>
    <style:style style:name="T6" style:family="text">
      <style:text-properties style:use-window-font-color="true" style:text-outline="false" style:text-line-through-style="none" fo:font-family="'ヒラギノ明朝 ProN W3'" style:font-pitch="variable" fo:font-size="20pt" fo:font-style="normal" fo:text-shadow="none" style:text-underline-style="none" fo:font-weight="normal" style:letter-kerning="true" style:font-family-asian="'ヒラギノ明朝 ProN W3'" style:font-pitch-asian="variable" style:font-size-asian="20pt" style:font-style-asian="normal" style:font-weight-asian="normal" style:font-family-complex="'ヒラギノ明朝 ProN W3'" style:font-pitch-complex="variable" style:font-size-complex="20pt" style:font-style-complex="normal" style:font-weight-complex="normal" style:text-emphasize="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draw:style-name="gr1" draw:text-style-name="P1" draw:layer="layout" svg:width="37.4cm" svg:height="10.129cm" svg:x="17.606cm" svg:y="8.756cm">
          <draw:text-box>
            <text:p><text:span text:style-name="T1">世界で現在一番熱いオンラインゲーム『</text:span><text:span text:style-name="T1">League of Legends</text:span><text:span text:style-name="T1">』通称『</text:span><text:span text:style-name="T1">LoL</text:span><text:span text:style-name="T1">』ゲーム内の重要な要素であるジャングルのプレイの手助けを担うアプリである</text:span></text:p>
          </draw:text-box>
        </draw:frame>
        <draw:frame draw:style-name="gr2" draw:text-style-name="P2" draw:layer="layout" svg:width="40cm" svg:height="3.836cm" svg:x="16.114cm" svg:y="2.006cm">
          <draw:text-box>
            <text:p><text:span text:style-name="T2">グループ：</text:span><text:span text:style-name="T2">IMSCT</text:span><text:span text:style-name="T2">　名前：伊波立樹　河野三四郎</text:span></text:p>
            <text:p><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比嘉明周 <text:s text:c="2"/>江洲菜摘</text:span></text:p>
          </draw:text-box>
        </draw:frame>
        <draw:frame draw:style-name="gr3" draw:text-style-name="P3" draw:layer="layout" svg:width="16.282cm" svg:height="16.317cm" svg:x="0.918cm" svg:y="1.083cm">
          <draw:image xlink:href="Pictures/10000201000001FB000001FC267B5F47.png" xlink:type="simple" xlink:show="embed" xlink:actuate="onLoad">
            <text:p/>
          </draw:image>
        </draw:frame>
        <draw:frame draw:style-name="gr3" draw:text-style-name="P3" draw:layer="layout" svg:width="12.107cm" svg:height="20.699cm" svg:x="2.4cm" svg:y="18.4cm">
          <draw:image xlink:href="Pictures/100000000000013F0000023A85E15838.png" xlink:type="simple" xlink:show="embed" xlink:actuate="onLoad">
            <text:p/>
          </draw:image>
        </draw:frame>
        <draw:frame draw:style-name="gr3" draw:text-style-name="P3" draw:layer="layout" svg:width="11.907cm" svg:height="20.654cm" svg:x="15.775cm" svg:y="18.346cm">
          <draw:image xlink:href="Pictures/100000000000013F00000238BE3CEEAF.png" xlink:type="simple" xlink:show="embed" xlink:actuate="onLoad">
            <text:p/>
          </draw:image>
        </draw:frame>
        <draw:frame draw:style-name="gr3" draw:text-style-name="P3" draw:layer="layout" svg:width="12.351cm" svg:height="20.632cm" svg:x="29.4cm" svg:y="18.2cm">
          <draw:image xlink:href="Pictures/10000000000001410000023749DAABE3.png" xlink:type="simple" xlink:show="embed" xlink:actuate="onLoad">
            <text:p/>
          </draw:image>
        </draw:frame>
        <draw:frame draw:style-name="gr3" draw:text-style-name="P3" draw:layer="layout" svg:width="7.107cm" svg:height="12.699cm" svg:x="42.8cm" svg:y="16.101cm">
          <draw:image xlink:href="Pictures/100000000000013F0000023A0021EA6D.png" xlink:type="simple" xlink:show="embed" xlink:actuate="onLoad">
            <text:p/>
          </draw:image>
        </draw:frame>
        <draw:frame draw:style-name="gr3" draw:text-style-name="P3" draw:layer="layout" svg:width="7.107cm" svg:height="12.699cm" svg:x="48.493cm" svg:y="26.501cm">
          <draw:image xlink:href="Pictures/100000000000013F0000023A0021EA6D.png" xlink:type="simple" xlink:show="embed" xlink:actuate="onLoad">
            <text:p/>
          </draw:image>
        </draw:frame>
        <draw:frame draw:style-name="gr3" draw:text-style-name="P3" draw:layer="layout" svg:width="19.467cm" svg:height="20.111cm" svg:x="36.733cm" svg:y="60.8cm">
          <draw:image xlink:href="Pictures/1000020100000481000004EAA5FA8497.png" xlink:type="simple" xlink:show="embed" xlink:actuate="onLoad">
            <text:p/>
          </draw:image>
        </draw:frame>
        <draw:frame draw:style-name="gr3" draw:text-style-name="P3" draw:layer="layout" svg:width="16.93cm" svg:height="18.782cm" svg:x="3.6cm" svg:y="40.2cm">
          <draw:image xlink:href="Pictures/1000020100000280000002C646145F0D.png" xlink:type="simple" xlink:show="embed" xlink:actuate="onLoad">
            <text:p/>
          </draw:image>
        </draw:frame>
        <draw:frame draw:style-name="gr3" draw:text-style-name="P3" draw:layer="layout" svg:width="30.819cm" svg:height="17.697cm" svg:x="24.581cm" svg:y="40.6cm">
          <draw:image xlink:href="Pictures/100002010000048D0000029D3FAE3ADC.png" xlink:type="simple" xlink:show="embed" xlink:actuate="onLoad">
            <text:p/>
          </draw:image>
        </draw:frame>
        <draw:frame draw:style-name="gr4" draw:text-style-name="P5" draw:layer="layout" svg:width="4.405cm" svg:height="1.098cm" svg:x="5.865cm" svg:y="39.302cm">
          <draw:text-box>
            <text:p text:style-name="P4"><text:span text:style-name="T3">ホーム画面</text:span></text:p>
          </draw:text-box>
        </draw:frame>
        <draw:frame draw:style-name="gr4" draw:text-style-name="P5" draw:layer="layout" svg:width="4.122cm" svg:height="1.098cm" svg:x="19.243cm" svg:y="38.976cm">
          <draw:text-box>
            <text:p><text:span text:style-name="T3">マップ画面</text:span></text:p>
          </draw:text-box>
        </draw:frame>
        <draw:frame draw:style-name="gr4" draw:text-style-name="P5" draw:layer="layout" svg:width="5.159cm" svg:height="1.098cm" svg:x="32.6cm" svg:y="38.832cm">
          <draw:text-box>
            <text:p><text:span text:style-name="T3">P2P</text:span><text:span text:style-name="T3">接続画面</text:span></text:p>
          </draw:text-box>
        </draw:frame>
        <draw:custom-shape draw:style-name="gr5" draw:text-style-name="P3" draw:layer="layout" svg:width="3.6cm" svg:height="4cm" svg:x="44.253cm" svg:y="29.303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5" draw:text-style-name="P3" draw:layer="layout" svg:width="3.606cm" svg:height="3.958cm" draw:transform="rotate (-3.12780455249904) translate (54.06cm 25.75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4" draw:text-style-name="P5" draw:layer="layout" svg:width="4.371cm" svg:height="1.098cm" svg:x="44.029cm" svg:y="15.003cm">
          <draw:text-box>
            <text:p><text:span text:style-name="T3">サーバー側</text:span></text:p>
          </draw:text-box>
        </draw:frame>
        <draw:frame draw:style-name="gr4" draw:text-style-name="P5" draw:layer="layout" svg:width="5.006cm" svg:height="1.098cm" svg:x="49.6cm" svg:y="39.2cm">
          <draw:text-box>
            <text:p><text:span text:style-name="T3">クライアント側</text:span></text:p>
          </draw:text-box>
        </draw:frame>
        <draw:frame draw:style-name="gr4" draw:text-style-name="P6" draw:layer="layout" svg:width="5.18cm" svg:height="1.165cm" svg:x="50.62cm" svg:y="19.835cm">
          <draw:text-box>
            <text:p text:style-name="P6"><text:span text:style-name="T4">ボタンを押すと</text:span></text:p>
          </draw:text-box>
        </draw:frame>
        <draw:frame draw:style-name="gr4" draw:text-style-name="P6" draw:layer="layout" svg:width="4.363cm" svg:height="1.165cm" svg:x="42.961cm" svg:y="33.6cm">
          <draw:text-box>
            <text:p text:style-name="P7"><text:span text:style-name="T4">反映される</text:span></text:p>
          </draw:text-box>
        </draw:frame>
        <draw:frame draw:style-name="gr4" draw:text-style-name="P8" draw:layer="layout" svg:width="18.667cm" svg:height="1.745cm" svg:x="3.242cm" svg:y="59.489cm">
          <draw:text-box>
            <text:p text:style-name="P8"><text:span text:style-name="T5">ソロプレイ、チームプレイのいずれかを選択、</text:span><text:span text:style-name="T5">P2P</text:span><text:span text:style-name="T5">通信</text:span></text:p>
            <text:p text:style-name="P8"><text:span text:style-name="T5">によってジャングラーその他のメンバーに通知が行われる</text:span></text:p>
          </draw:text-box>
        </draw:frame>
        <draw:frame draw:style-name="gr4" draw:text-style-name="P8" draw:layer="layout" svg:width="35.597cm" svg:height="1.745cm" svg:x="25cm" svg:y="58.8cm">
          <draw:text-box>
            <text:p text:style-name="P8"><text:span text:style-name="T5">ソロプレイを選択するとそのまま</text:span><text:span text:style-name="T5">Map</text:span><text:span text:style-name="T5">へ遷移しタイマーが起動するが、チームプレイを選択するとネットワーク</text:span></text:p>
            <text:p text:style-name="P8"><text:span text:style-name="T5">接続へと操作が移る</text:span></text:p>
          </draw:text-box>
        </draw:frame>
        <draw:frame draw:style-name="gr4" draw:text-style-name="P8" draw:layer="layout" svg:width="18.887cm" svg:height="0.958cm" svg:x="10.881cm" svg:y="80.914cm">
          <draw:text-box>
            <text:p text:style-name="P8"><text:span text:style-name="T5">５つのクラスから成っていて、アプリの構造を表している </text:span></text:p>
          </draw:text-box>
        </draw:frame>
        <draw:frame draw:style-name="gr3" draw:text-style-name="P3" draw:layer="layout" svg:width="31.711cm" svg:height="19.2cm" svg:x="4.089cm" svg:y="61.4cm">
          <draw:image xlink:href="Pictures/1000020100000454000002A029C60C0B.png" xlink:type="simple" xlink:show="embed" xlink:actuate="onLoad">
            <text:p/>
          </draw:image>
        </draw:frame>
        <draw:frame draw:style-name="gr4" draw:text-style-name="P8" draw:layer="layout" svg:width="20.855cm" svg:height="0.958cm" svg:x="36.8cm" svg:y="81.2cm">
          <draw:text-box>
            <text:p text:style-name="P8"><text:span text:style-name="T5">５つの要素で構成されており、各要素間</text:span><text:span text:style-name="T6">のやりとりを表している</text:span></text:p>
          </draw:text-box>
        </draw:frame>
        <presentation:notes draw:style-name="dp2">
          <draw:page-thumbnail draw:style-name="gr6"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left="0cm" fo:margin-right="0cm" fo:margin-top="0cm" fo:margin-bottom="3.445cm" fo:text-indent="0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left="0cm" fo:margin-right="0cm" fo:margin-top="0cm" fo:margin-bottom="2.753cm" fo:text-indent="0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left="0cm" fo:margin-right="0cm" fo:margin-top="0cm" fo:margin-bottom="2.062cm" fo:text-indent="0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left="0cm" fo:margin-right="0cm" fo:margin-top="0cm" fo:margin-bottom="1.376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3.445cm" fo:text-indent="0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cm" fo:margin-bottom="2.753cm" fo:text-indent="0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cm" fo:margin-bottom="2.062cm" fo:text-indent="0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cm" fo:margin-bottom="1.376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標準-background" style:family="presentation">
      <style:graphic-properties draw:stroke="none" draw:fill="solid" draw:fill-color="#c6eddb" draw:fill-image-width="0cm" draw:fill-image-height="0cm"/>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952cm" fo:text-indent="0cm"/>
      <style:text-properties style:use-window-font-color="true" style:text-outline="false" style:text-line-through-style="none" fo:font-family="Arial" style:font-family-generic="roman" style:font-pitch="variable" fo:font-size="125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1.561cm" fo:text-indent="0cm"/>
      <style:text-properties fo:font-size="109.300003051758pt" style:font-size-asian="28pt" style:font-size-complex="28pt"/>
    </style:style>
    <style:style style:name="標準-outline3" style:family="presentation" style:parent-style-name="標準-outline2">
      <style:paragraph-properties fo:margin-left="0cm" fo:margin-right="0cm" fo:margin-top="0cm" fo:margin-bottom="1.17cm" fo:text-indent="0cm"/>
      <style:text-properties fo:font-size="93.6999969482422pt" style:font-size-asian="24pt" style:font-size-complex="24pt"/>
    </style:style>
    <style:style style:name="標準-outline4" style:family="presentation" style:parent-style-name="標準-outline3">
      <style:paragraph-properties fo:margin-left="0cm" fo:margin-right="0cm" fo:margin-top="0cm" fo:margin-bottom="0.779cm" fo:text-indent="0cm"/>
      <style:text-properties fo:font-size="78.0999984741211pt" style:font-size-asian="20pt" style:font-size-complex="20pt"/>
    </style:style>
    <style:style style:name="標準-outline5" style:family="presentation" style:parent-style-name="標準-outline4">
      <style:paragraph-properties fo:margin-left="0cm" fo:margin-right="0cm" fo:margin-top="0cm" fo:margin-bottom="0.389cm" fo:text-indent="0cm"/>
      <style:text-properties fo:font-size="78.0999984741211pt" style:font-size-asian="20pt" style:font-size-complex="20pt"/>
    </style:style>
    <style:style style:name="標準-outline6" style:family="presentation" style:parent-style-name="標準-outline5">
      <style:paragraph-properties fo:margin-left="0cm" fo:margin-right="0cm" fo:margin-top="0cm" fo:margin-bottom="0.389cm" fo:text-indent="0cm"/>
      <style:text-properties fo:font-size="78.0999984741211pt" style:font-size-asian="20pt" style:font-size-complex="20pt"/>
    </style:style>
    <style:style style:name="標準-outline7" style:family="presentation" style:parent-style-name="標準-outline6">
      <style:paragraph-properties fo:margin-left="0cm" fo:margin-right="0cm" fo:margin-top="0cm" fo:margin-bottom="0.389cm" fo:text-indent="0cm"/>
      <style:text-properties fo:font-size="78.0999984741211pt" style:font-size-asian="20pt" style:font-size-complex="20pt"/>
    </style:style>
    <style:style style:name="標準-outline8" style:family="presentation" style:parent-style-name="標準-outline7">
      <style:paragraph-properties fo:margin-left="0cm" fo:margin-right="0cm" fo:margin-top="0cm" fo:margin-bottom="0.389cm" fo:text-indent="0cm"/>
      <style:text-properties fo:font-size="78.0999984741211pt" style:font-size-asian="20pt" style:font-size-complex="20pt"/>
    </style:style>
    <style:style style:name="標準-outline9" style:family="presentation" style:parent-style-name="標準-outline8">
      <style:paragraph-properties fo:margin-left="0cm" fo:margin-right="0cm" fo:margin-top="0cm" fo:margin-bottom="0.389cm" fo:text-indent="0cm"/>
      <style:text-properties fo:font-size="78.0999984741211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72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solid" draw:fill-color="#c6eddb"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5.349cm" svg:height="7.575cm" svg:x="2.825cm" svg:y="2.485cm"/>
      <draw:page-thumbnail draw:layer="backgroundobjects" svg:width="5.349cm" svg:height="7.575cm" svg:x="2.825cm" svg:y="11.061cm"/>
      <draw:page-thumbnail draw:layer="backgroundobjects" svg:width="5.349cm" svg:height="7.575cm" svg:x="2.825cm" svg:y="19.637cm"/>
      <draw:page-thumbnail draw:layer="backgroundobjects" svg:width="5.349cm" svg:height="7.575cm" svg:x="12.825cm" svg:y="2.485cm"/>
      <draw:page-thumbnail draw:layer="backgroundobjects" svg:width="5.349cm" svg:height="7.575cm" svg:x="12.825cm" svg:y="11.061cm"/>
      <draw:page-thumbnail draw:layer="backgroundobjects" svg:width="5.349cm" svg:height="7.575cm" svg:x="12.825cm" svg:y="19.637cm"/>
    </style:handout-master>
    <style:master-page style:name="標準" style:page-layout-name="PM1" draw:style-name="Mdp1">
      <draw:frame presentation:style-name="標準-title" draw:layer="backgroundobjects" svg:width="51.658cm" svg:height="13.707cm" svg:x="3.87cm" svg:y="4.27cm" presentation:class="title" presentation:placeholder="true">
        <draw:text-box/>
      </draw:frame>
      <draw:frame presentation:style-name="標準-outline1" draw:layer="backgroundobjects" svg:width="51.658cm" svg:height="47.618cm" svg:x="3.87cm" svg:y="20.209cm" presentation:class="outline" presentation:placeholder="true">
        <draw:text-box/>
      </draw:frame>
      <draw:frame presentation:style-name="Mpr1" draw:text-style-name="MP1" draw:layer="backgroundobjects" svg:width="13.372cm" svg:height="5.661cm" svg:x="3.87cm" svg:y="75.791cm" presentation:class="date-time">
        <draw:text-box>
          <text:p text:style-name="MP1"><text:span text:style-name="MT1"><presentation:date-time/></text:span></text:p>
        </draw:text-box>
      </draw:frame>
      <draw:frame presentation:style-name="Mpr1" draw:text-style-name="MP3" draw:layer="backgroundobjects" svg:width="18.194cm" svg:height="5.661cm" svg:x="20.63cm" svg:y="75.791cm" presentation:class="footer">
        <draw:text-box>
          <text:p text:style-name="MP3"><text:span text:style-name="MT1"><presentation:footer/></text:span></text:p>
        </draw:text-box>
      </draw:frame>
      <draw:frame presentation:style-name="Mpr1" draw:text-style-name="MP2" draw:layer="backgroundobjects" svg:width="13.372cm" svg:height="5.661cm" svg:x="42.155cm" svg:y="75.79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2-05T16:21:33</meta:creation-date>
    <dc:date>2014-02-06T16:19:48</dc:date>
    <meta:editing-duration>PT12M41S</meta:editing-duration>
    <meta:editing-cycles>3</meta:editing-cycles>
    <meta:generator>LibreOffice/3.5$MacOSX_x86 LibreOffice_project/281b639-6baa1d3-ef66a77-d866f25-f36d45f</meta:generator>
    <meta:print-date>2014-02-06T15:57:22</meta:print-date>
    <meta:document-statistic meta:object-count="48"/>
  </office:meta>
</office:document-meta>
</file>